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Highest Severity</text:p>
          </table:table-cell>
          <table:table-cell table:style-name="ce1" office:value-type="string" calcext:value-type="string">
            <text:p>CVE Coun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5_1b74b87c550c08dc0dd9b305194cf7a9aa0ecc86" xlink:type="simple">myfaces-api-1.1.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#l8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9_40fb048097caeacdb11dbb33b5755854d89efdeb" xlink:type="simple">commons-collections-3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8_8b1b85d04eea979c33109ea42808b7d3f6d355ab" xlink:type="simple">log4j-1.2.1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0_35c8b6e7416b2ea060df07518014ecf9bdea530f" xlink:type="simple">poi-3.0-FINAL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21_1e5a1bd0f8a1c593468f83473c1bd8303efd7bd1" xlink:type="simple">jasperreports-1.1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22_b64b12868b4ebc0213a8780a1291219fd831e4e9" xlink:type="simple">poi-2.5.1-final-2004080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26_66178d4a9279ebb1cd1eb79c10dc204b4199f061" xlink:type="simple">struts-core-1.3.8.jar</text:a></text:p>
          </table:table-cell>
          <table:table-cell office:value-type="string" calcext:value-type="string">
            <text:p>HIG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9_dc4ffd38330f08966cd226fb36b74e73d0d03ef0" xlink:type="simple">struts-el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30_d494cf539682127ec637157b8529111ca365a67b" xlink:type="simple">jstl-1.0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1_4963c83b0bf50c5be7fc5a378b99a54168a43b41" xlink:type="simple">standard-1.0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32_6d212f8ea5d908bc9906e669428b7694dff60785" xlink:type="simple">struts-tiles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42_abcd2ba13348f178b17141b445bc99f1917d47af" xlink:type="simple">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7:35:19.149503132</meta:creation-date>
    <dc:date>2020-03-27T17:36:26.033610251</dc:date>
    <meta:editing-duration>PT1M8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